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6. Manter Usuário</text:h>
      <text:p text:style-name="Standard"/>
      <text:h text:style-name="Heading_20_2" text:outline-level="2">Descrição:</text:h>
      <text:p text:style-name="Standard"><text:tab/>O viajante pode se cadastrar no sistema, alterar ou desativar a sua conta.</text:p>
      <text:p text:style-name="Standard"><text:tab/></text:p>
      <text:h text:style-name="Heading_20_2" text:outline-level="2">Atores:</text:h>
      <text:p text:style-name="Standard"><text:tab/>Viajante.</text:p>
      <text:p text:style-name="Standard"><text:tab/></text:p>
      <text:h text:style-name="Heading_20_2" text:outline-level="2">Pré-Condições:</text:h>
      <text:p text:style-name="Standard"><text:tab/>Um usuário deve estar cadastrado para executar os fluxos alternativos [A.1 e A.2].</text:p>
      <text:p text:style-name="Standard"><text:tab/></text:p>
      <text:h text:style-name="Heading_20_2" text:outline-level="2">Fluxo Principal[Inserir]:</text:h>
      <text:p text:style-name="Standard"><text:tab/>1 - O viajante seleciona a opção de se cadastrar no sistema.</text:p>
      <text:p text:style-name="Standard"><text:tab/>2 - O sistema exibe a tela com o formulário de cadastro.</text:p>
      <text:p text:style-name="Standard"><text:tab/>3 - O viajante preenche os seus dados e clica em cadastrar.</text:p>
      <text:p text:style-name="Standard"><text:tab/>4 - O sistema exibe uma mensagem informando que o cadastro foi realizado com sucesso.[E.1] [E.2]</text:p>
      <text:p text:style-name="Standard"><text:tab/></text:p>
      <text:h text:style-name="Heading_20_2" text:outline-level="2">Fluxos Alternativos:</text:h>
      <text:p text:style-name="Standard"><text:tab/>A.1[Alterar]:</text:p>
      <text:p text:style-name="Standard"><text:tab/><text:tab/>1 - O viajante seleciona a opção de alterar cadastro.</text:p>
      <text:p text:style-name="Standard"><text:tab/><text:tab/>2 - O sistema exibe a tela com os dados do usuário e o formulário de edição.</text:p>
      <text:p text:style-name="Standard"><text:tab/><text:tab/>3 - O vianjante preenche o formulário com os dados que gostaria de alterar e clica em salvar.</text:p>
      <text:p text:style-name="Standard"><text:tab/><text:tab/>4 - O sistema exibe uma mensagem informando que a alteração foi realizada com sucesso.</text:p>
      <text:p text:style-name="Standard"><text:tab/><text:tab/></text:p>
      <text:p text:style-name="Standard"><text:tab/>A.1[Excluir]:</text:p>
      <text:p text:style-name="Standard"><text:tab/><text:tab/>1 - O viajante seleciona a opção de alterar cadastro.</text:p>
      <text:p text:style-name="Standard"><text:tab/><text:tab/>2 - O sistema exibe a tela com os dados do usuário e o formulário de edição.</text:p>
      <text:p text:style-name="Standard"><text:tab/><text:tab/>3 - O vianjante clica no opção excluir conta.</text:p>
      <text:p text:style-name="Standard"><text:tab/><text:tab/>4 - O sistema exibe uma mensagem informando que a conta foi excluida com sucesso.</text:p>
      <text:p text:style-name="Standard"><text:tab/><text:tab/></text:p>
      <text:h text:style-name="Heading_20_2" text:outline-level="2">Fluxos de Excessão:</text:h>
      <text:p text:style-name="Standard"><text:tab/>E.1[Nome de usuário já cadastrado]:</text:p>
      <text:p text:style-name="Standard"><text:tab/><text:tab/>1 - O sistema exibe uma mensagem informando que o nome de usuário escolhido já está sendo utilizado e pede para o usuário viajante escolher outro nome.</text:p>
      <text:p text:style-name="Standard"><text:tab/><text:tab/>2 - O fluxo continua a partir do segundo passo do fluxo principal.</text:p>
      <text:p text:style-name="Standard"><text:tab/><text:tab/></text:p>
      <text:p text:style-name="Standard"><text:tab/>E.2[E-mail já cadastrado]:</text:p>
      <text:p text:style-name="Standard"><text:tab/><text:tab/>1 - O sistema exibe uma mensagem informando que o e-mail informado já está <text:soft-page-break/>cadastrado e pede para o usuário informar outro e-mail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27:02</meta:creation-date>
    <dc:date>2009-07-30T19:55:33</dc:date>
    <meta:editing-duration>PT00H03M45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2" meta:paragraph-count="37" meta:word-count="289" meta:character-count="1660"/>
  </office:meta>
</office:document-meta>
</file>